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handleWith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AssertionTests.contentString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Assertion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ntAssertionTests.content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ntAssertionTests.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ntAssertionTests.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